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c01" officeooo:paragraph-rsid="00070c01"/>
    </style:style>
    <style:style style:name="P2" style:family="paragraph" style:parent-style-name="Standard">
      <style:text-properties officeooo:rsid="00070c01" officeooo:paragraph-rsid="00080d59"/>
    </style:style>
    <style:style style:name="P3" style:family="paragraph" style:parent-style-name="Standard">
      <style:text-properties officeooo:rsid="000930ef" officeooo:paragraph-rsid="000930ef"/>
    </style:style>
    <style:style style:name="P4" style:family="paragraph" style:parent-style-name="Standard">
      <style:text-properties officeooo:rsid="0009ff0a" officeooo:paragraph-rsid="000a2c7a"/>
    </style:style>
    <style:style style:name="P5" style:family="paragraph" style:parent-style-name="Standard">
      <style:text-properties officeooo:rsid="000a2c7a" officeooo:paragraph-rsid="000a2c7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officeooo:rsid="00080d59" style:font-style-asian="normal" style:font-style-complex="normal"/>
    </style:style>
    <style:style style:name="T3" style:family="text">
      <style:text-properties officeooo:rsid="00080d59"/>
    </style:style>
    <style:style style:name="T4" style:family="text">
      <style:text-properties officeooo:rsid="0009ff0a"/>
    </style:style>
    <style:style style:name="T5" style:family="text">
      <style:text-properties officeooo:rsid="000a21ae"/>
    </style:style>
    <style:style style:name="T6" style:family="text">
      <style:text-properties officeooo:rsid="000ac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z 10</text:p>
      <text:p text:style-name="P1"/>
      <text:p text:style-name="P1">Claim: Given a graph G and a matching M <text:span text:style-name="T3">with edges m</text:span>, M is a maximum if and only if there does not exist an augmenting path.</text:p>
      <text:p text:style-name="P1"/>
      <text:p text:style-name="P1">Must prove two things:</text:p>
      <text:p text:style-name="P1">1) If M is a maximum, then there is no augmenting path.</text:p>
      <text:p text:style-name="P1">2) If there is no augmenting path, then M is a maximum.</text:p>
      <text:p text:style-name="P1"/>
      <text:p text:style-name="P1">Proof of 1)</text:p>
      <text:p text:style-name="P2">Assume a match M is maximum, where M contains<text:span text:style-name="T1"> </text:span><text:span text:style-name="T2">m</text:span> edges. Then, M contains the greatest possible number of edges that a match can contain for graph G <text:span text:style-name="T3">with edges n, such that m &lt; n</text:span>. </text:p>
      <text:p text:style-name="P2">Now suppose there exists an augmenting path A whose set of edges contain all edges in M. <text:span text:style-name="T3">This implies there are at least two free vertices that can be connected using an alternating path P with contains M. If an augmentation is performed, then the new match M’ will contain m+1 edges. This would imply M is not maximum, which is a contradiction. Now suppose there exists an augmenting path A from one free vertex to another, where A does not contain all the edges is M. If an augmentation is performed, the new match M’, which consists of the edges of M not in A and the new edges after the augmentation, will also contain m+1 edges. This also implies M is not maximum, which is a contradiction, since we assumed M to be maximum. Therefore it follows that if M is maximum, then there will not exist an augmenting path.</text:span></text:p>
      <text:p text:style-name="P2"/>
      <text:p text:style-name="P3">Proof of 2) <text:span text:style-name="T4">(Prove the contrapositive)</text:span></text:p>
      <text:p text:style-name="P4"><text:span text:style-name="T5">Assume two things. </text:span>Assume that M is not a maximum and contains m edges. <text:span text:style-name="T5">Also assume that there are at least two free vertices v and w in the graph.</text:span> <text:span text:style-name="T5">Then, it follows that there will be an augmenting path A which connects v and w, where v → v’ is an edge adjacent to v not in M and w’ → w is also not it M. If N is a maximum which contains n edges, and an augmentation were performed, then the augmentation path N’ would contain n+1 edges, which is a contradiction, since we assume that N is a maximum. It follows that there will exist an augmenting path A from v to w such that performing an augmentation will yield a match with m+1 edges, which is valid since M is not a maximum. Therefore if M is not a maximum, then there is an augmenting path. Since this statement is true, it follows that the contrapositive is also true. Therefore, if there is no augmenting path, then M is a maximum.</text:span></text:p>
      <text:p text:style-name="P4"/>
      <text:p text:style-name="P5">Therefore, since the two <text:span text:style-name="T6">required </text:span>statements are proven to be true, <text:span text:style-name="T6">it follows that </text:span>M is a maximum if and only if there is no augmenting pa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3:24:55.228093850</meta:creation-date>
    <dc:date>2016-12-05T12:21:52.242031678</dc:date>
    <meta:editing-duration>PT1M6S</meta:editing-duration>
    <meta:editing-cycles>1</meta:editing-cycles>
    <meta:document-statistic meta:table-count="0" meta:image-count="0" meta:object-count="0" meta:page-count="1" meta:paragraph-count="11" meta:word-count="457" meta:character-count="2339" meta:non-whitespace-character-count="1892"/>
    <meta:generator>LibreOffice/5.1.4.2$Linux_X86_64 LibreOffice_project/10m0$Build-2</meta:generator>
  </office:meta>
</office:document-meta>
</file>